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3b0e25" officeooo:paragraph-rsid="003b0e2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Nimbus Sans L" fo:font-size="12pt" officeooo:rsid="0020bac8" officeooo:paragraph-rsid="004a3943" style:font-size-asian="12pt" style:font-size-complex="12pt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Nimbus Sans L" fo:font-size="12pt" officeooo:rsid="0020bac8" officeooo:paragraph-rsid="004fc10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4b5939" style:font-size-asian="12pt" style:font-size-complex="12pt"/>
    </style:style>
    <style:style style:name="P11" style:family="paragraph" style:parent-style-name="Standard">
      <style:text-properties style:font-name="Nimbus Sans L" fo:font-size="12pt" officeooo:rsid="0020bac8" officeooo:paragraph-rsid="003bba9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Nimbus Sans L" fo:font-size="12pt" officeooo:rsid="003b0e25" officeooo:paragraph-rsid="00544c0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51899" style:font-size-asian="12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Nimbus Sans L" fo:font-size="12pt" officeooo:rsid="003b0e25" officeooo:paragraph-rsid="00462f3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62f3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a8ed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b5939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44c0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565c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63d23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3bfc85" officeooo:paragraph-rsid="003bfc85" style:font-size-asian="12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3bfc85" officeooo:paragraph-rsid="003ce14b" style:font-size-asian="12pt" style:font-size-complex="12pt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Nimbus Sans L" fo:font-size="12pt" officeooo:rsid="00519f3c" officeooo:paragraph-rsid="00535d1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3b0e25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Nimbus Sans L" fo:font-size="8pt" officeooo:rsid="002223e1" officeooo:paragraph-rsid="003bba90" style:font-size-asian="8pt" style:font-size-complex="8pt"/>
    </style:style>
    <style:style style:name="P30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31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451899" style:font-size-asian="8pt" style:font-size-complex="8pt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33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4a8ed3" style:font-size-asian="8pt" style:font-size-complex="8pt"/>
    </style:style>
    <style:style style:name="P34" style:family="paragraph" style:parent-style-name="Standard">
      <style:paragraph-properties fo:text-align="center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Nimbus Sans L" fo:font-size="12pt" officeooo:rsid="00519f3c" officeooo:paragraph-rsid="00535d1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63d23" style:font-size-asian="12pt" style:font-size-complex="12pt"/>
    </style:style>
    <style:style style:name="P38" style:family="paragraph" style:parent-style-name="Standard" style:list-style-name="L9">
      <style:paragraph-properties fo:text-align="start" style:justify-single-word="false"/>
      <style:text-properties style:font-name="Nimbus Sans L" fo:font-size="12pt" officeooo:rsid="003b0e25" officeooo:paragraph-rsid="00563d23" style:font-size-asian="12pt" style:font-size-complex="12pt"/>
    </style:style>
    <style:style style:name="P39" style:family="paragraph" style:parent-style-name="Standard" style:list-style-name="L9">
      <style:paragraph-properties fo:text-align="start" style:justify-single-word="false"/>
      <style:text-properties style:font-name="Nimbus Sans L" officeooo:paragraph-rsid="0056cd8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solid" style:text-underline-width="auto" style:text-underline-color="font-color" officeooo:rsid="0020bac8"/>
    </style:style>
    <style:style style:name="T4" style:family="text">
      <style:text-properties style:text-underline-style="solid" style:text-underline-width="auto" style:text-underline-color="font-color" officeooo:rsid="00519f3c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9d04a"/>
    </style:style>
    <style:style style:name="T7" style:family="text">
      <style:text-properties officeooo:rsid="004362eb"/>
    </style:style>
    <style:style style:name="T8" style:family="text">
      <style:text-properties officeooo:rsid="0020bac8"/>
    </style:style>
    <style:style style:name="T9" style:family="text">
      <style:text-properties style:font-name="Nimbus Sans L" fo:font-size="12pt" officeooo:rsid="0020bac8" style:font-size-asian="12pt" style:font-size-complex="12pt"/>
    </style:style>
    <style:style style:name="T10" style:family="text">
      <style:text-properties style:font-name="Nimbus Sans L" fo:font-size="12pt" style:text-underline-style="solid" style:text-underline-width="auto" style:text-underline-color="font-color" officeooo:rsid="00519f3c" style:font-size-asian="12pt" style:font-size-complex="12pt"/>
    </style:style>
    <style:style style:name="T11" style:family="text">
      <style:text-properties style:font-name="Nimbus Sans L" fo:font-size="12pt" style:text-underline-style="solid" style:text-underline-width="auto" style:text-underline-color="font-color" officeooo:rsid="0020bac8" style:font-size-asian="12pt" style:font-size-complex="12pt"/>
    </style:style>
    <style:style style:name="T12" style:family="text">
      <style:text-properties officeooo:rsid="00544c09"/>
    </style:style>
    <style:style style:name="T13" style:family="text">
      <style:text-properties fo:font-size="12pt" officeooo:rsid="0020bac8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officeooo:rsid="0020bac8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officeooo:rsid="00519f3c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ОТОКОЛ</text:p>
      <text:p text:style-name="P24">организационного (учредительного) <text:s/>собрания по созданию</text:p>
      <text:p text:style-name="P24">Первичной профсоюзной организации</text:p>
      <text:p text:style-name="P24">Белорусского Независимого профсоюза работников</text:p>
      <text:p text:style-name="P6"><text:tab/><text:tab/><text:tab/><text:tab/><text:tab/><text:tab/><text:tab/><text:tab/><text:tab/><text:tab/><text:tab/><text:tab/><text:tab/><text:tab/></text:p>
      <text:p text:style-name="P6"><text:tab/><text:tab/><text:tab/><text:tab/><text:tab/><text:tab/><text:tab/><text:tab/><text:tab/><text:tab/><text:tab/><text:tab/><text:tab/><text:tab/></text:p>
      <text:p text:style-name="P12"/>
      <text:p text:style-name="P12"/>
      <text:p text:style-name="P11"><text:span text:style-name="T5"><text:tab/></text:span><text:span text:style-name="T1"><text:tab/><text:tab/><text:tab/></text:span></text:p>
      <text:p text:style-name="P29"><text:tab/><text:tab/>(дата)</text:p>
      <text:p text:style-name="P12"/>
      <text:p text:style-name="P12">Место проведения собрания: <text:span text:style-name="T1"><text:tab/><text:tab/><text:tab/><text:tab/><text:tab/><text:tab/><text:tab/><text:tab/><text:tab/><text:tab/> </text:span></text:p>
      <text:p text:style-name="P6"><text:tab/><text:tab/><text:tab/><text:tab/><text:tab/><text:tab/><text:tab/><text:tab/><text:tab/><text:tab/><text:tab/><text:tab/><text:tab/><text:tab/></text:p>
      <text:p text:style-name="P34">(город, <text:span text:style-name="T7">организация (</text:span>предприятие<text:span text:style-name="T7">)</text:span>)</text:p>
      <text:p text:style-name="P12"/>
      <text:p text:style-name="P12"/>
      <text:p text:style-name="P12">Присутствовали:</text:p>
      <text:list xml:id="list7761404338927686972" text:style-name="L3"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5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  <text:list-item>
          <text:p text:style-name="P26"><text:span text:style-name="T1"><text:tab/><text:tab/><text:tab/><text:tab/><text:tab/><text:tab/><text:tab/><text:tab/></text:span></text:p>
        </text:list-item>
      </text:list>
      <text:p text:style-name="P12"/>
      <text:p text:style-name="P12"/>
      <text:p text:style-name="P12"><text:tab/>Председатель собрания <text:tab/><text:span text:style-name="T1"><text:tab/><text:tab/><text:tab/><text:tab/><text:tab/><text:tab/><text:tab/><text:tab/><text:tab/></text:span></text:p>
      <text:p text:style-name="P6"/>
      <text:p text:style-name="P12"><text:tab/>Секретарь собрания <text:span text:style-name="T1"><text:tab/><text:tab/><text:tab/><text:tab/><text:tab/><text:tab/><text:tab/><text:tab/><text:tab/><text:tab/></text:span></text:p>
      <text:p text:style-name="P12"/>
      <text:p text:style-name="P12"><text:soft-page-break/>ПОВЕСТКА <text:s/>ДНЯ:</text:p>
      <text:list xml:id="list23863122670957246" text:style-name="L4">
        <text:list-item>
          <text:p text:style-name="P14">О создании Первичн<text:span text:style-name="T12">ой </text:span>профсоюзной организации.</text:p>
        </text:list-item>
        <text:list-item>
          <text:p text:style-name="P13">Выборы руководящих и контролирующих органов.</text:p>
        </text:list-item>
        <text:list-item>
          <text:p text:style-name="P14">О наделении полномочий в процессе регистрации Первичн<text:span text:style-name="T12">ой </text:span>профсоюзной организации.</text:p>
        </text:list-item>
      </text:list>
      <text:p text:style-name="P12"/>
      <text:p text:style-name="P12">СЛУШАЛИ: <text:span text:style-name="T1"><text:tab/><text:tab/><text:tab/><text:tab/><text:tab/><text:tab/></text:span> о создании профсоюзной организации.</text:p>
      <text:p text:style-name="P30"><text:tab/><text:tab/><text:tab/><text:tab/>(Ф. И. О.)</text:p>
      <text:p text:style-name="P28"/>
      <text:p text:style-name="P15">ВЫСТУПИЛИ: <text:span text:style-name="T1"><text:tab/><text:tab/><text:tab/><text:tab/><text:tab/><text:tab/><text:tab/></text:span> ознакомил присутствующих с</text:p>
      <text:p text:style-name="P31"><text:tab/><text:tab/><text:tab/><text:tab/><text:tab/>(Ф. И. О.)</text:p>
      <text:p text:style-name="P15">Уставом профсоюза.</text:p>
      <text:p text:style-name="P12"/>
      <text:p text:style-name="P12">ПОСТАНОВИЛИ:</text:p>
      <text:list xml:id="list7675205516269637956" text:style-name="L5">
        <text:list-item>
          <text:p text:style-name="P16">1. Создать Первичную профсоюзную организацию Белорусского Независимого профсоюза работников <text:span text:style-name="T1"><text:tab/><text:tab/><text:tab/><text:tab/><text:tab/><text:tab/><text:tab/><text:tab/><text:tab/><text:tab/></text:span></text:p>
          <text:p text:style-name="P32"><text:tab/><text:tab/><text:tab/><text:tab/><text:tab/><text:tab/><text:tab/>(указать название)</text:p>
        </text:list-item>
      </text:list>
      <text:p text:style-name="P12"><text:tab/><text:span text:style-name="T1"><text:tab/><text:tab/><text:tab/><text:tab/><text:tab/><text:tab/><text:tab/><text:tab/><text:tab/><text:tab/><text:tab/><text:tab/><text:tab/></text:span></text:p>
      <text:list xml:id="list3953915807979" text:continue-numbering="true" text:style-name="L5">
        <text:list-header>
          <text:p text:style-name="P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  <text:list-item>
          <text:p text:style-name="P17">В своей деятельности руководствоваться Уставом <text:span text:style-name="T1"><text:tab/><text:tab/><text:tab/><text:tab/><text:tab/></text:span> </text:p>
        </text:list-item>
      </text:list>
      <text:p text:style-name="P18"><text:tab/><text:span text:style-name="T1"><text:tab/><text:tab/><text:tab/><text:tab/><text:tab/><text:tab/><text:tab/><text:tab/><text:tab/><text:tab/><text:tab/><text:tab/><text:tab/></text:span></text:p>
      <text:list xml:id="list3953310747163" text:continue-numbering="true" text:style-name="L5">
        <text:list-header>
          <text:p text:style-name="P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</text:list>
      <text:p text:style-name="P12"/>
      <text:p text:style-name="P19">СЛУШАЛИ: <text:span text:style-name="T1"><text:tab/><text:tab/><text:tab/><text:tab/><text:tab/><text:tab/><text:tab/><text:tab/></text:span> об избрании руководящих и</text:p>
      <text:p text:style-name="P33"><text:tab/><text:tab/><text:tab/><text:tab/><text:tab/>(Ф. И. О.)</text:p>
      <text:p text:style-name="P19">контролирующих органов.</text:p>
      <text:p text:style-name="P12"/>
      <text:p text:style-name="P12">ВЫСТУПИЛИ:</text:p>
      <text:p text:style-name="P12">1.___________________ предложил (а) избрать _____________________, его количественный и персональный состав.</text:p>
      <text:p text:style-name="P12"/>
      <text:p text:style-name="P12">ПОСТАНОВИЛИ:</text:p>
      <text:p text:style-name="P12">1. Избрать ___________________________________________ в количестве ______чел. </text:p>
      <text:p text:style-name="P12"><text:s text:c="24"/>( название руководящего органа, предусмотренного <text:s/>Уставом)</text:p>
      <text:list xml:id="list3953255593429" text:continue-numbering="true" text:style-name="L5">
        <text:list-header>
          <text:p text:style-name="P9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</text:list>
      <text:p text:style-name="P12"/>
      <text:p text:style-name="P12">В состав <text:span text:style-name="T1"><text:tab/><text:tab/><text:tab/><text:tab/><text:tab/><text:tab/><text:tab/><text:tab/> <text:s text:c="5"/></text:span><text:s/>предложены кандидатуры:</text:p>
      <text:list xml:id="list1330950153674395719" text:style-name="L6">
        <text:list-item>
          <text:p text:style-name="P27"><text:span text:style-name="T1"><text:tab/><text:tab/><text:tab/><text:tab/><text:tab/><text:tab/><text:tab/><text:tab/><text:tab/><text:tab/><text:tab/><text:tab/><text:tab/></text:span></text:p>
        </text:list-item>
        <text:list-item>
          <text:p text:style-name="P27"><text:span text:style-name="T1"><text:tab/><text:tab/><text:tab/><text:tab/><text:tab/><text:tab/><text:tab/><text:tab/><text:tab/><text:tab/><text:tab/><text:tab/><text:tab/></text:span></text:p>
        </text:list-item>
        <text:list-item>
          <text:p text:style-name="P27"><text:span text:style-name="T1"><text:tab/><text:tab/><text:tab/><text:tab/><text:tab/><text:tab/><text:tab/><text:tab/><text:tab/><text:tab/><text:tab/><text:tab/><text:tab/></text:span></text:p>
        </text:list-item>
      </text:list>
      <text:p text:style-name="P12"/>
      <text:p text:style-name="P23">ПОСТАНОВИЛИ:</text:p>
      <text:list xml:id="list6865673231999679454" text:style-name="L9">
        <text:list-item>
          <text:p text:style-name="P38">Избрать в <text:span text:style-name="T1"><text:tab/><text:tab/><text:tab/><text:tab/><text:tab/><text:tab/><text:tab/><text:tab/><text:tab/><text:tab/><text:tab/><text:tab/><text:tab/></text:span></text:p>
          <text:p text:style-name="P39"><text:span text:style-name="T13">Голосовали: «за» - </text:span><text:span text:style-name="T14"><text:tab/></text:span><text:span text:style-name="T13">, «против» - <text:tab/></text:span><text:span text:style-name="T14"><text:tab/></text:span><text:span text:style-name="T13">, «воздержались» - </text:span><text:span text:style-name="T14"><text:tab/></text:span><text:span text:style-name="T13">.</text:span></text:p>
        </text:list-item>
        <text:list-item>
          <text:p text:style-name="P39"><text:span text:style-name="T15"><text:tab/><text:tab/><text:tab/><text:tab/><text:tab/><text:tab/><text:tab/><text:tab/><text:tab/><text:tab/><text:tab/><text:tab/><text:tab/></text:span></text:p>
          <text:p text:style-name="P39"><text:soft-page-break/><text:span text:style-name="T13">Голосовали: «за» - </text:span><text:span text:style-name="T14"><text:tab/></text:span><text:span text:style-name="T13">, «против» - <text:tab/></text:span><text:span text:style-name="T14"><text:tab/></text:span><text:span text:style-name="T13">, «воздержались» - </text:span><text:span text:style-name="T14"><text:tab/></text:span><text:span text:style-name="T13">.</text:span></text:p>
        </text:list-item>
        <text:list-item>
          <text:p text:style-name="P39"><text:span text:style-name="T15"><text:tab/><text:tab/><text:tab/><text:tab/><text:tab/><text:tab/><text:tab/><text:tab/><text:tab/><text:tab/><text:tab/><text:tab/><text:tab/></text:span></text:p>
          <text:p text:style-name="P39"><text:span text:style-name="T13">Голосовали: «за» - </text:span><text:span text:style-name="T14"><text:tab/></text:span><text:span text:style-name="T13">, «против» - <text:tab/></text:span><text:span text:style-name="T14"><text:tab/></text:span><text:span text:style-name="T13">, «воздержались» - </text:span><text:span text:style-name="T14"><text:tab/></text:span><text:span text:style-name="T13">.</text:span></text:p>
        </text:list-item>
      </text:list>
      <text:p text:style-name="P12"/>
      <text:p text:style-name="P12">СЛУШАЛИ : _______________ об избрании председателя _____________________</text:p>
      <text:p text:style-name="P12">_______________________________________________________________________ </text:p>
      <text:p text:style-name="P12"/>
      <text:p text:style-name="P12">ВЫСТУПИЛИ: _________________________________________________________ </text:p>
      <text:p text:style-name="P12"/>
      <text:p text:style-name="P21">ПОСТАНОВИЛИ:</text:p>
      <text:p text:style-name="P21">Избрать председателем __________________________________ </text:p>
      <text:p text:style-name="P12">_______________________________________________________________________ <text:span text:style-name="T8">Голосовали: «за» - </text:span><text:span text:style-name="T3"><text:tab/></text:span><text:span text:style-name="T8">, «против» - <text:tab/></text:span><text:span text:style-name="T3"><text:tab/></text:span><text:span text:style-name="T8">, «воздержались» - </text:span><text:span text:style-name="T3"><text:tab/></text:span><text:span text:style-name="T8">.</text:span></text:p>
      <text:p text:style-name="P12"/>
      <text:p text:style-name="P12">СЛУШАЛИ: _____________________ об избрании секретаря-казначея.</text:p>
      <text:p text:style-name="P12"/>
      <text:p text:style-name="P12">ВЫСТУПИЛИ: _________________________________________________________ </text:p>
      <text:p text:style-name="P12"/>
      <text:p text:style-name="P12">ПОСТАНОВИЛИ: <text:s/>Избрать секретарем-казначеем ___________________________</text:p>
      <text:p text:style-name="P12"/>
      <text:p text:style-name="P12">_______________________________________________________________________ .</text:p>
      <text:p text:style-name="P22"><text:span text:style-name="T8">Голосовали: «за» - </text:span><text:span text:style-name="T3"><text:tab/></text:span><text:span text:style-name="T8">, «против» - <text:tab/></text:span><text:span text:style-name="T3"><text:tab/></text:span><text:span text:style-name="T8">, «воздержались» - </text:span><text:span text:style-name="T3"><text:tab/></text:span><text:span text:style-name="T8">.</text:span></text:p>
      <text:p text:style-name="P12"/>
      <text:p text:style-name="P12">СЛУШАЛИ: ______________________ об избрании контрольно-ревизионной комиссии.</text:p>
      <text:p text:style-name="P12"/>
      <text:p text:style-name="P12">ВЫСТУПИЛИ : _______________________________________________________</text:p>
      <text:p text:style-name="P12"/>
      <text:p text:style-name="P12">ПОСТАНОВИЛИ: </text:p>
      <text:p text:style-name="P12">1. Избрать контрольно-ревизионную комиссию в количестве трех человек.</text:p>
      <text:p text:style-name="P12">2. В ревизионную комиссию избрать:</text:p>
      <text:p text:style-name="P12">1. _______________________________________________________</text:p>
      <text:p text:style-name="P23"><text:span text:style-name="T8">Голосовали: «за» - </text:span><text:span text:style-name="T3"><text:tab/></text:span><text:span text:style-name="T8">, «против» - <text:tab/></text:span><text:span text:style-name="T3"><text:tab/></text:span><text:span text:style-name="T8">, «воздержались» - </text:span><text:span text:style-name="T3"><text:tab/></text:span><text:span text:style-name="T8">.</text:span></text:p>
      <text:p text:style-name="P12"/>
      <text:p text:style-name="P12">2. ________________________________________________________ </text:p>
      <text:p text:style-name="P23"><text:span text:style-name="T8">Голосовали: «за» - </text:span><text:span text:style-name="T3"><text:tab/></text:span><text:span text:style-name="T8">, «против» - <text:tab/></text:span><text:span text:style-name="T3"><text:tab/></text:span><text:span text:style-name="T8">, «воздержались» - </text:span><text:span text:style-name="T3"><text:tab/></text:span><text:span text:style-name="T8">.</text:span></text:p>
      <text:p text:style-name="P12"/>
      <text:p text:style-name="P12">3. _________________________________________________________ </text:p>
      <text:p text:style-name="P23"><text:span text:style-name="T8">Голосовали: «за» - </text:span><text:span text:style-name="T3"><text:tab/></text:span><text:span text:style-name="T8">, «против» - <text:tab/></text:span><text:span text:style-name="T3"><text:tab/></text:span><text:span text:style-name="T8">, «воздержались» - </text:span><text:span text:style-name="T3"><text:tab/></text:span><text:span text:style-name="T8">.</text:span></text:p>
      <text:p text:style-name="P12"/>
      <text:p text:style-name="P12">СЛУШАЛИ: ________________ о наделении полномочиями в процессе регистрации профсоюзной организации.</text:p>
      <text:p text:style-name="P12"/>
      <text:p text:style-name="P20">ПОСТАНОВИЛИ:</text:p>
      <text:p text:style-name="P20">Поручить председателю <text:span text:style-name="T1"><text:tab/><text:tab/><text:tab/><text:tab/><text:tab/><text:tab/><text:tab/><text:tab/><text:tab/><text:tab/></text:span></text:p>
      <text:p text:style-name="P12"><text:soft-page-break/>зарегистрировать <text:span text:style-name="T1"><text:tab/><text:tab/><text:tab/><text:tab/><text:tab/><text:tab/><text:tab/><text:tab/><text:tab/><text:tab/><text:tab/><text:tab/></text:span></text:p>
      <text:p text:style-name="P6"><text:tab/><text:tab/><text:tab/><text:tab/><text:tab/><text:tab/><text:tab/><text:tab/><text:tab/><text:tab/><text:tab/><text:tab/><text:tab/><text:tab/></text:p>
      <text:p text:style-name="P12">как первичную профсоюзную организацию в <text:span text:style-name="T1"><text:tab/><text:tab/><text:tab/><text:tab/><text:tab/><text:tab/><text:tab/><text:tab/><text:tab/><text:tab/><text:tab/><text:tab/><text:tab/><text:tab/><text:tab/><text:tab/><text:tab/><text:tab/><text:tab/><text:tab/> <text:s text:c="9"/></text:span>.</text:p>
      <text:p text:style-name="P10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7"/>
      <text:p text:style-name="P7"/>
      <text:p text:style-name="P7"/>
      <text:p text:style-name="P7"/>
      <text:p text:style-name="P4">Председатель собрания<text:tab/><text:tab/><text:span text:style-name="T2"><text:tab/><text:tab/><text:tab/></text:span><text:span text:style-name="T6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  <text:p text:style-name="P3"/>
      <text:p text:style-name="P4">Секретарь собрания<text:tab/><text:tab/><text:span text:style-name="T2"><text:tab/><text:tab/><text:tab/></text:span><text:span text:style-name="T6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00:39:51.700581534</dc:date>
    <meta:editing-duration>PT2H35M48S</meta:editing-duration>
    <meta:editing-cycles>59</meta:editing-cycles>
    <meta:generator>LibreOffice/5.2.7.2$Linux_X86_64 LibreOffice_project/20m0$Build-2</meta:generator>
    <meta:document-statistic meta:table-count="0" meta:image-count="0" meta:object-count="0" meta:page-count="4" meta:paragraph-count="106" meta:word-count="363" meta:character-count="3769" meta:non-whitespace-character-count="2882"/>
  </office:meta>
</office:document-meta>
</file>